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ictionary.output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Dictionary.PDFDictionary( PDF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ictionary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ictionary.writeDictionary( OutputStream out , 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DFDictionary.put( String name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Dictionary.put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Dictionary.PDFDictio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